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23.42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3.65mm"/>
    </style:style>
    <style:style style:name="co5" style:family="table-column">
      <style:table-column-properties fo:break-before="auto" style:column-width="13.86mm"/>
    </style:style>
    <style:style style:name="co6" style:family="table-column">
      <style:table-column-properties fo:break-before="auto" style:column-width="12.3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7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ressionByEye_Experi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signName</text:p>
          </table:table-cell>
          <table:table-cell office:value-type="string" calcext:value-type="string">
            <text:p>ParticipantID</text:p>
          </table:table-cell>
          <table:table-cell office:value-type="string" calcext:value-type="string">
            <text:p>TrialID</text:p>
          </table:table-cell>
          <table:table-cell office:value-type="string" calcext:value-type="string">
            <text:p>Block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6" calcext:value-type="float">
            <text:p>4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4" calcext:value-type="float">
            <text:p>45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8" calcext:value-type="float">
            <text:p>4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499" calcext:value-type="float">
            <text:p>4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7" calcext:value-type="float">
            <text:p>5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1" calcext:value-type="float">
            <text:p>5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19" calcext:value-type="float">
            <text:p>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3" calcext:value-type="float">
            <text:p>5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1" calcext:value-type="float">
            <text:p>5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4" calcext:value-type="float">
            <text:p>5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39" calcext:value-type="float">
            <text:p>5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2" calcext:value-type="float">
            <text:p>5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3" calcext:value-type="float">
            <text:p>54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6" calcext:value-type="float">
            <text:p>5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49" calcext:value-type="float">
            <text:p>54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2" calcext:value-type="float">
            <text:p>56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5" calcext:value-type="float">
            <text:p>5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6" calcext:value-type="float">
            <text:p>5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69" calcext:value-type="float">
            <text:p>5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1" calcext:value-type="float">
            <text:p>57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8" calcext:value-type="float">
            <text:p>5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1" calcext:value-type="float">
            <text:p>5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3" calcext:value-type="float">
            <text:p>5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5" calcext:value-type="float">
            <text:p>5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8" calcext:value-type="float">
            <text:p>5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2" calcext:value-type="float">
            <text:p>6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3" calcext:value-type="float">
            <text:p>6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4" calcext:value-type="float">
            <text:p>6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5" calcext:value-type="float">
            <text:p>6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7" calcext:value-type="float">
            <text:p>6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09" calcext:value-type="float">
            <text:p>6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0" calcext:value-type="float">
            <text:p>6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1" calcext:value-type="float">
            <text:p>6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2" calcext:value-type="float">
            <text:p>6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3" calcext:value-type="float">
            <text:p>6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4" calcext:value-type="float">
            <text:p>6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19" calcext:value-type="float">
            <text:p>6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0" calcext:value-type="float">
            <text:p>6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1" calcext:value-type="float">
            <text:p>6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2" calcext:value-type="float">
            <text:p>6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3" calcext:value-type="float">
            <text:p>6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5" calcext:value-type="float">
            <text:p>6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6" calcext:value-type="float">
            <text:p>6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8" calcext:value-type="float">
            <text:p>6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1" calcext:value-type="float">
            <text:p>6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2" calcext:value-type="float">
            <text:p>6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3" calcext:value-type="float">
            <text:p>6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6" calcext:value-type="float">
            <text:p>6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7" calcext:value-type="float">
            <text:p>6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8" calcext:value-type="float">
            <text:p>6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39" calcext:value-type="float">
            <text:p>6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1" calcext:value-type="float">
            <text:p>6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3" calcext:value-type="float">
            <text:p>6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5" calcext:value-type="float">
            <text:p>6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6" calcext:value-type="float">
            <text:p>6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8" calcext:value-type="float">
            <text:p>6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1" calcext:value-type="float">
            <text:p>6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3" calcext:value-type="float">
            <text:p>6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6" calcext:value-type="float">
            <text:p>6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59" calcext:value-type="float">
            <text:p>65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0" calcext:value-type="float">
            <text:p>6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3" calcext:value-type="float">
            <text:p>6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5" calcext:value-type="float">
            <text:p>6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6" calcext:value-type="float">
            <text:p>6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8" calcext:value-type="float">
            <text:p>6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70" calcext:value-type="float">
            <text:p>67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7" calcext:value-type="float">
            <text:p>7</text:p>
          </table:table-cell>
          <table:table-cell office:value-type="float" office:value="672" calcext:value-type="float">
            <text:p>67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7" calcext:value-type="float">
            <text:p>6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4" calcext:value-type="float">
            <text:p>6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5" calcext:value-type="float">
            <text:p>6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7" calcext:value-type="float">
            <text:p>6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89" calcext:value-type="float">
            <text:p>6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6" calcext:value-type="float">
            <text:p>6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7" calcext:value-type="float">
            <text:p>6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8" calcext:value-type="float">
            <text:p>6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1" calcext:value-type="float">
            <text:p>7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2" calcext:value-type="float">
            <text:p>7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5" calcext:value-type="float">
            <text:p>7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6" calcext:value-type="float">
            <text:p>7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1" calcext:value-type="float">
            <text:p>7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2" calcext:value-type="float">
            <text:p>7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3" calcext:value-type="float">
            <text:p>7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6" calcext:value-type="float">
            <text:p>7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19" calcext:value-type="float">
            <text:p>7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2" calcext:value-type="float">
            <text:p>7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3" calcext:value-type="float">
            <text:p>7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4" calcext:value-type="float">
            <text:p>7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5" calcext:value-type="float">
            <text:p>7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6" calcext:value-type="float">
            <text:p>7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7" calcext:value-type="float">
            <text:p>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8" calcext:value-type="float">
            <text:p>7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29" calcext:value-type="float">
            <text:p>7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3" calcext:value-type="float">
            <text:p>73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5" calcext:value-type="float">
            <text:p>73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7" calcext:value-type="float">
            <text:p>7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1" calcext:value-type="float">
            <text:p>7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3" calcext:value-type="float">
            <text:p>74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7" calcext:value-type="float">
            <text:p>7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49" calcext:value-type="float">
            <text:p>74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1" calcext:value-type="float">
            <text:p>75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2" calcext:value-type="float">
            <text:p>7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3" calcext:value-type="float">
            <text:p>75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4" calcext:value-type="float">
            <text:p>75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5" calcext:value-type="float">
            <text:p>75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6" calcext:value-type="float">
            <text:p>7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7" calcext:value-type="float">
            <text:p>75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8" calcext:value-type="float">
            <text:p>7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1" calcext:value-type="float">
            <text:p>7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2" calcext:value-type="float">
            <text:p>7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3" calcext:value-type="float">
            <text:p>76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4" calcext:value-type="float">
            <text:p>76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6" calcext:value-type="float">
            <text:p>76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2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7" calcext:value-type="float">
            <text:p>7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2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8" calcext:value-type="float">
            <text:p>8</text:p>
          </table:table-cell>
          <table:table-cell office:value-type="float" office:value="768" calcext:value-type="float">
            <text:p>7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2</text:p>
          </table:table-cell>
          <table:table-cell office:value-type="string" calcext:value-type="string">
            <text:p>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0:57:54.715411559</dc:date>
    <meta:editing-duration>PT38S</meta:editing-duration>
    <meta:editing-cycles>1</meta:editing-cycles>
    <meta:generator>LibreOffice/6.1.5.2$Linux_X86_64 LibreOffice_project/10$Build-2</meta:generator>
    <meta:document-statistic meta:table-count="1" meta:cell-count="6152" meta:object-count="0"/>
  </office:meta>
</office:document-meta>
</file>